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6c6" officeooo:paragraph-rsid="000ea6c6" style:language-asian="zh" style:country-asian="CN"/>
    </style:style>
    <style:style style:name="P2" style:family="paragraph" style:parent-style-name="Standard">
      <style:text-properties officeooo:rsid="000fafe9" officeooo:paragraph-rsid="000fafe9" style:language-asian="zh" style:country-asian="CN"/>
    </style:style>
    <style:style style:name="P3" style:family="paragraph" style:parent-style-name="Standard">
      <style:text-properties officeooo:rsid="00111341" officeooo:paragraph-rsid="00111341" style:language-asian="zh" style:country-asian="CN"/>
    </style:style>
    <style:style style:name="P4" style:family="paragraph" style:parent-style-name="Standard">
      <style:text-properties officeooo:rsid="00112795" officeooo:paragraph-rsid="00112795" style:language-asian="zh" style:country-asian="C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fafe9"/>
    </style:style>
    <style:style style:name="T3" style:family="text">
      <style:text-properties officeooo:rsid="00112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sh<text:span text:style-name="T2">（stash以栈方式存储）</text:span></text:p>
      <text:p text:style-name="P1">1.git stash list：列出所有stash，最上面的为时间最近的stash</text:p>
      <text:p text:style-name="P1"/>
      <text:p text:style-name="P2">2.git stash：以默认名称保存stash</text:p>
      <text:p text:style-name="P1">2.git stash save "msg"：以msg保存stash</text:p>
      <text:p text:style-name="P1"/>
      <text:p text:style-name="P1">3.git stash appl<text:span text:style-name="T2">y</text:span>：恢复最近的一个stash</text:p>
      <text:p text:style-name="P1"><text:span text:style-name="T2">3</text:span>.git stash apply 名称：恢复名称对应的stash<text:span text:style-name="T2">(栈中stash不删除)</text:span></text:p>
      <text:p text:style-name="P1"/>
      <text:p text:style-name="P3">4.git stash pop：同3，同时删除栈中的stash</text:p>
      <text:p text:style-name="P3">4.git stash pop 名称：同3，同时删除栈中的stash</text:p>
      <text:p text:style-name="P1"/>
      <text:p text:style-name="P2"><text:span text:style-name="T3">5</text:span>.git stash drop<text:span text:style-name="T3">：删除最近的一个stash</text:span></text:p>
      <text:p text:style-name="P4">5.git stash drop 名称：删除指定名称的st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6S</meta:editing-duration>
    <meta:editing-cycles>6</meta:editing-cycles>
    <meta:generator>LibreOffice/5.1.6.2$Windows_x86 LibreOffice_project/07ac168c60a517dba0f0d7bc7540f5afa45f0909</meta:generator>
    <dc:date>2016-11-10T15:06:50.709000000</dc:date>
    <meta:document-statistic meta:table-count="0" meta:image-count="0" meta:object-count="0" meta:page-count="1" meta:paragraph-count="10" meta:word-count="144" meta:character-count="323" meta:non-whitespace-character-count="301"/>
    <meta:user-defined meta:name="Info 1"/>
    <meta:user-defined meta:name="Info 2"/>
    <meta:user-defined meta:name="Info 3"/>
    <meta:user-defined meta:name="Info 4"/>
  </office:meta>
</office:document-meta>
</file>